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59d9" officeooo:paragraph-rsid="00204d69"/>
    </style:style>
    <style:style style:name="P2" style:family="paragraph" style:parent-style-name="Standard">
      <style:paragraph-properties fo:text-align="center" style:justify-single-word="false"/>
      <style:text-properties officeooo:rsid="001e59d9" officeooo:paragraph-rsid="001e59d9"/>
    </style:style>
    <style:style style:name="P3" style:family="paragraph" style:parent-style-name="Standard">
      <style:text-properties officeooo:rsid="001e59d9" officeooo:paragraph-rsid="001e59d9"/>
    </style:style>
    <style:style style:name="P4" style:family="paragraph" style:parent-style-name="Standard">
      <style:paragraph-properties fo:text-align="start" style:justify-single-word="false"/>
      <style:text-properties officeooo:rsid="001e59d9" officeooo:paragraph-rsid="00204d69"/>
    </style:style>
    <style:style style:name="P5" style:family="paragraph" style:parent-style-name="Standard">
      <style:paragraph-properties fo:text-align="center" style:justify-single-word="false"/>
      <style:text-properties officeooo:rsid="00204d69" officeooo:paragraph-rsid="00204d69"/>
    </style:style>
    <style:style style:name="P6" style:family="paragraph" style:parent-style-name="Standard">
      <style:paragraph-properties fo:text-align="start" style:justify-single-word="false"/>
      <style:text-properties officeooo:rsid="00204d69" officeooo:paragraph-rsid="00204d69"/>
    </style:style>
    <style:style style:name="P7" style:family="paragraph" style:parent-style-name="Standard">
      <style:paragraph-properties fo:text-align="center" style:justify-single-word="false"/>
      <style:text-properties fo:font-size="14pt" officeooo:rsid="00204d69" officeooo:paragraph-rsid="00204d69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rsid="001e59d9" officeooo:paragraph-rsid="00204d69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officeooo:rsid="00204d69" officeooo:paragraph-rsid="00204d69" style:font-size-asian="15pt" style:font-size-complex="15pt"/>
    </style:style>
    <style:style style:name="P10" style:family="paragraph" style:parent-style-name="Standard">
      <style:text-properties fo:font-size="15pt" officeooo:paragraph-rsid="00204d69" style:font-size-asian="15pt" style:font-size-complex="15pt"/>
    </style:style>
    <style:style style:name="P11" style:family="paragraph" style:parent-style-name="Standard">
      <style:text-properties fo:font-size="15pt" officeooo:paragraph-rsid="00210021" style:font-size-asian="15pt" style:font-size-complex="15pt"/>
    </style:style>
    <style:style style:name="P12" style:family="paragraph" style:parent-style-name="Standard">
      <style:text-properties fo:font-size="15pt" officeooo:rsid="00232a7e" officeooo:paragraph-rsid="00204d69" style:font-size-asian="15pt" style:font-size-complex="15pt"/>
    </style:style>
    <style:style style:name="P13" style:family="paragraph" style:parent-style-name="Standard">
      <style:text-properties officeooo:rsid="00232a7e" officeooo:paragraph-rsid="00204d69"/>
    </style:style>
    <style:style style:name="P14" style:family="paragraph" style:parent-style-name="Standard">
      <style:text-properties officeooo:rsid="00232a7e" officeooo:paragraph-rsid="002669a3"/>
    </style:style>
    <style:style style:name="P15" style:family="paragraph" style:parent-style-name="Standard">
      <style:paragraph-properties fo:line-height="150%"/>
      <style:text-properties officeooo:rsid="00232a7e" officeooo:paragraph-rsid="002669a3"/>
    </style:style>
    <style:style style:name="P16" style:family="paragraph" style:parent-style-name="Standard">
      <style:paragraph-properties fo:line-height="150%"/>
      <style:text-properties officeooo:rsid="00232a7e" officeooo:paragraph-rsid="002830fe"/>
    </style:style>
    <style:style style:name="P17" style:family="paragraph" style:parent-style-name="Standard">
      <style:text-properties officeooo:rsid="00232a7e" officeooo:paragraph-rsid="002b3fa7"/>
    </style:style>
    <style:style style:name="P18" style:family="paragraph" style:parent-style-name="Standard">
      <style:paragraph-properties fo:line-height="150%"/>
      <style:text-properties officeooo:paragraph-rsid="002b3fa7"/>
    </style:style>
    <style:style style:name="P19" style:family="paragraph" style:parent-style-name="Standard">
      <style:text-properties fo:font-size="12pt" officeooo:rsid="00232a7e" officeooo:paragraph-rsid="002b3fa7" style:font-size-asian="12pt" style:font-size-complex="12pt"/>
    </style:style>
    <style:style style:name="P20" style:family="paragraph" style:parent-style-name="Standard">
      <style:paragraph-properties fo:line-height="150%"/>
      <style:text-properties fo:font-size="12pt" officeooo:paragraph-rsid="002b3fa7" style:font-size-asian="12pt" style:font-size-complex="12pt"/>
    </style:style>
    <style:style style:name="P21" style:family="paragraph" style:parent-style-name="Standard">
      <style:paragraph-properties fo:line-height="150%"/>
      <style:text-properties style:font-name="Liberation Serif" fo:font-size="12pt" officeooo:paragraph-rsid="002b3fa7" style:font-size-asian="12pt" style:font-size-complex="12pt"/>
    </style:style>
    <style:style style:name="P22" style:family="paragraph" style:parent-style-name="Standard">
      <style:paragraph-properties fo:line-height="150%"/>
      <style:text-properties style:font-name="Liberation Serif" fo:font-size="12pt" officeooo:paragraph-rsid="002f79e6" style:font-size-asian="12pt" style:font-size-complex="12pt"/>
    </style:style>
    <style:style style:name="P23" style:family="paragraph" style:parent-style-name="Standard">
      <style:paragraph-properties fo:line-height="150%"/>
      <style:text-properties style:font-name="Liberation Serif" fo:font-size="12pt" officeooo:paragraph-rsid="00300017" style:font-size-asian="12pt" style:font-size-complex="12pt"/>
    </style:style>
    <style:style style:name="P24" style:family="paragraph" style:parent-style-name="Standard">
      <style:paragraph-properties fo:line-height="150%" fo:background-color="#e6e6e6">
        <style:background-image/>
      </style:paragraph-properties>
      <style:text-properties style:font-name="Liberation Serif" fo:font-size="12pt" officeooo:paragraph-rsid="002b3fa7" fo:background-color="transparent" style:font-size-asian="12pt" style:font-size-complex="12pt"/>
    </style:style>
    <style:style style:name="T1" style:family="text">
      <style:text-properties officeooo:rsid="00204d69"/>
    </style:style>
    <style:style style:name="T2" style:family="text">
      <style:text-properties officeooo:rsid="00210021"/>
    </style:style>
    <style:style style:name="T3" style:family="text">
      <style:text-properties officeooo:rsid="00232a7e"/>
    </style:style>
    <style:style style:name="T4" style:family="text">
      <style:text-properties officeooo:rsid="0023faa4"/>
    </style:style>
    <style:style style:name="T5" style:family="text">
      <style:text-properties officeooo:rsid="002669a3"/>
    </style:style>
    <style:style style:name="T6" style:family="text">
      <style:text-properties officeooo:rsid="002830fe"/>
    </style:style>
    <style:style style:name="T7" style:family="text">
      <style:text-properties officeooo:rsid="0029c20c"/>
    </style:style>
    <style:style style:name="T8" style:family="text">
      <style:text-properties officeooo:rsid="002a2427"/>
    </style:style>
    <style:style style:name="T9" style:family="text">
      <style:text-properties officeooo:rsid="002b3fa7"/>
    </style:style>
    <style:style style:name="T10" style:family="text">
      <style:text-properties fo:font-variant="normal" fo:text-transform="none" fo:color="#000000" style:font-name="sans-serif" fo:font-size="9.75pt" fo:letter-spacing="normal" fo:font-style="normal" fo:font-weight="normal" officeooo:rsid="002d17f0" style:font-style-asian="normal" style:font-style-complex="normal"/>
    </style:style>
    <style:style style:name="T11" style:family="text">
      <style:text-properties fo:font-variant="normal" fo:text-transform="none" fo:color="#000000" style:font-name="sans-serif" fo:font-size="9.75pt" fo:letter-spacing="normal" fo:font-style="normal" fo:font-weight="normal" officeooo:rsid="0031438d" style:font-style-asian="normal" style:font-style-complex="normal"/>
    </style:style>
    <style:style style:name="T12" style:family="text">
      <style:text-properties fo:font-variant="normal" fo:text-transform="none" fo:color="#000000" style:font-name="sans-serif" fo:font-size="9.75pt" fo:letter-spacing="normal" fo:font-style="normal" fo:font-weight="bold" officeooo:rsid="0031438d" style:font-style-asian="normal" style:font-weight-asian="bold" style:font-style-complex="normal" style:font-weight-complex="bold"/>
    </style:style>
    <style:style style:name="T13" style:family="text">
      <style:text-properties fo:font-variant="normal" fo:text-transform="none" fo:color="#000000" style:font-name="Liberation Serif" fo:letter-spacing="normal" fo:font-style="normal" style:text-underline-style="none" fo:font-weight="bold" officeooo:rsid="002b3fa7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fo:color="#000000" style:font-name="Liberation Serif" fo:letter-spacing="normal" fo:font-style="normal" fo:font-weight="normal" officeooo:rsid="002b3fa7" style:font-style-asian="normal" style:font-style-complex="normal"/>
    </style:style>
    <style:style style:name="T15" style:family="text">
      <style:text-properties fo:font-variant="normal" fo:text-transform="none" fo:color="#000000" style:font-name="Liberation Serif" fo:letter-spacing="normal" fo:font-style="normal" fo:font-weight="normal" officeooo:rsid="002d17f0" style:font-style-asian="normal" style:font-style-complex="normal"/>
    </style:style>
    <style:style style:name="T16" style:family="text">
      <style:text-properties fo:font-variant="normal" fo:text-transform="none" fo:color="#000000" style:font-name="Liberation Serif" fo:letter-spacing="normal" fo:font-style="italic" fo:font-weight="normal" officeooo:rsid="002b3fa7"/>
    </style:style>
    <style:style style:name="T17" style:family="text">
      <style:text-properties fo:font-variant="normal" fo:text-transform="none" fo:color="#000000" fo:letter-spacing="normal" fo:font-style="normal" fo:font-weight="normal" officeooo:rsid="002d17f0" style:font-style-asian="normal" style:font-style-complex="normal"/>
    </style:style>
    <style:style style:name="T18" style:family="text">
      <style:text-properties fo:font-variant="normal" fo:text-transform="none" fo:color="#000000" fo:letter-spacing="normal" fo:font-style="normal" fo:font-weight="normal" officeooo:rsid="002e92c3" style:font-style-asian="normal" style:font-style-complex="normal"/>
    </style:style>
    <style:style style:name="T19" style:family="text">
      <style:text-properties fo:font-variant="normal" fo:text-transform="none" fo:color="#000000" fo:letter-spacing="normal" fo:font-style="normal" fo:font-weight="normal" officeooo:rsid="002f07ad" style:font-style-asian="normal" style:font-style-complex="normal"/>
    </style:style>
    <style:style style:name="T20" style:family="text">
      <style:text-properties fo:font-variant="normal" fo:text-transform="none" fo:color="#000000" fo:letter-spacing="normal" fo:font-style="normal" fo:font-weight="normal" officeooo:rsid="002f79e6" style:font-style-asian="normal" style:font-style-complex="normal"/>
    </style:style>
    <style:style style:name="T21" style:family="text">
      <style:text-properties fo:font-variant="normal" fo:text-transform="none" fo:color="#000000" fo:letter-spacing="normal" fo:font-style="normal" fo:font-weight="normal" officeooo:rsid="002f07ad" style:font-style-asian="normal" style:font-weight-asian="bold" style:font-style-complex="normal" style:font-weight-complex="bold"/>
    </style:style>
    <style:style style:name="T22" style:family="text">
      <style:text-properties fo:font-variant="normal" fo:text-transform="none" fo:color="#000000" fo:letter-spacing="normal" fo:font-style="normal" fo:font-weight="bold" officeooo:rsid="002d17f0" style:font-style-asian="normal" style:font-weight-asian="bold" style:font-style-complex="normal" style:font-weight-complex="bold"/>
    </style:style>
    <style:style style:name="T23" style:family="text">
      <style:text-properties fo:font-variant="normal" fo:text-transform="none" fo:color="#000000" fo:letter-spacing="normal" fo:font-style="normal" fo:font-weight="bold" officeooo:rsid="002e92c3" style:font-style-asian="normal" style:font-weight-asian="bold" style:font-style-complex="normal" style:font-weight-complex="bold"/>
    </style:style>
    <style:style style:name="T24" style:family="text">
      <style:text-properties fo:font-variant="normal" fo:text-transform="none" fo:color="#000000" fo:letter-spacing="normal" fo:font-style="normal" fo:font-weight="bold" officeooo:rsid="002f79e6" style:font-style-asian="normal" style:font-weight-asian="bold" style:font-style-complex="normal" style:font-weight-complex="bold"/>
    </style:style>
    <style:style style:name="T25" style:family="text">
      <style:text-properties fo:font-variant="normal" fo:text-transform="none" fo:color="#000000" fo:letter-spacing="normal" fo:font-style="normal" fo:font-weight="bold" officeooo:rsid="002f07ad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000000" fo:letter-spacing="normal" fo:font-style="normal" fo:font-weight="bold" officeooo:rsid="00300017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000000" fo:letter-spacing="normal" fo:font-style="normal" style:text-underline-style="none" fo:font-weight="normal" officeooo:rsid="002f79e6" style:font-style-asian="normal" style:font-style-complex="normal"/>
    </style:style>
    <style:style style:name="T28" style:family="text">
      <style:text-properties fo:font-variant="normal" fo:text-transform="none" fo:color="#000000" fo:letter-spacing="normal" fo:font-style="normal" style:text-underline-style="none" fo:font-weight="normal" officeooo:rsid="00300017" style:font-style-asian="normal" style:font-style-complex="normal"/>
    </style:style>
    <style:style style:name="T29" style:family="text">
      <style:text-properties fo:font-variant="normal" fo:text-transform="none" fo:color="#000000" fo:letter-spacing="normal" fo:font-style="normal" style:text-underline-style="none" fo:font-weight="bold" officeooo:rsid="00300017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color="#000000" fo:letter-spacing="normal" fo:font-style="italic" fo:font-weight="normal" officeooo:rsid="002e92c3" style:font-style-asian="italic" style:font-style-complex="italic"/>
    </style:style>
    <style:style style:name="T31" style:family="text">
      <style:text-properties fo:font-variant="normal" fo:text-transform="none" fo:color="#000000" fo:letter-spacing="normal" fo:language="en" fo:country="none" fo:font-style="normal" fo:font-weight="bold" officeooo:rsid="002e92c3" style:font-style-asian="normal" style:font-weight-asian="bold" style:font-style-complex="normal" style:font-weight-complex="bold"/>
    </style:style>
    <style:style style:name="T32" style:family="text">
      <style:text-properties fo:font-variant="normal" fo:text-transform="none" fo:color="#000000" fo:letter-spacing="normal" fo:language="en" fo:country="none" fo:font-style="normal" fo:font-weight="normal" officeooo:rsid="002e92c3" style:font-style-asian="normal" style:font-style-complex="normal"/>
    </style:style>
    <style:style style:name="T33" style:family="text">
      <style:text-properties fo:font-variant="normal" fo:text-transform="none" fo:color="#000000" fo:letter-spacing="normal" fo:language="en" fo:country="none" fo:font-style="normal" fo:font-weight="normal" officeooo:rsid="002f07ad" style:font-style-asian="normal" style:font-style-complex="normal"/>
    </style:style>
    <style:style style:name="T34" style:family="text">
      <style:text-properties fo:font-size="12pt" officeooo:rsid="002b3fa7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POLITECHNIKA ŚLĄSKA</text:p>
      <text:p text:style-name="P2">WYDZIAŁ AUTOMATYKI, ELEKTRONIKI I INFORMATYKI</text:p>
      <text:p text:style-name="P5">KIERUNEK INFORMATYKA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PROJEKT INŻYNIERSKI</text:p>
      <text:p text:style-name="P3"/>
      <text:p text:style-name="P8">NARZĘDZIE DO ANALIZY JAKOŚCI TEKSTU W OPARCIU O METODY POZYCJONOWANIA</text:p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Autor: Wojciech Bożek</text:p>
      <text:p text:style-name="P3">Promotor: dr inż. Michał Maćkowsk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Spis treści:</text:p>
      <text:p text:style-name="P9">1. Wstęp</text:p>
      <text:p text:style-name="P9"><text:tab/>1.1. Uzasadnienie wyboru <text:span text:style-name="T5">tematu</text:span> pracy i jej cel.</text:p>
      <text:p text:style-name="P9"><text:tab/>1.2. Ważne pojęcia z perspektywy tematu</text:p>
      <text:p text:style-name="P9">2. Analiza tematu</text:p>
      <text:p text:style-name="P10"><text:span text:style-name="T1"><text:tab/></text:span><text:span text:style-name="T2">2.1. </text:span><text:span text:style-name="T4">Analiza tekstu pod względem metod pozycjonowania.</text:span></text:p>
      <text:p text:style-name="P10"><text:span text:style-name="T1"><text:tab/></text:span><text:span text:style-name="T2">2.2</text:span><text:span text:style-name="T1">. Zapoznanie się z metodami i zasadami pozycjonowania </text:span></text:p>
      <text:p text:style-name="P10"><text:span text:style-name="T1"><text:tab/>2.</text:span><text:span text:style-name="T2">3.</text:span><text:span text:style-name="T1"> Zapoznanie się z narzędziami do analizy jakości tekstu </text:span></text:p>
      <text:p text:style-name="P10"><text:span text:style-name="T2">3</text:span><text:span text:style-name="T1">. Projekt i implementacja biblioteki analizującej tekst </text:span></text:p>
      <text:p text:style-name="P10"><text:span text:style-name="T1"><text:tab/></text:span><text:span text:style-name="T3">3.1. Wybrane technologie</text:span></text:p>
      <text:p text:style-name="P10"><text:span text:style-name="T2"><text:tab/>3.</text:span><text:span text:style-name="T3">2</text:span><text:span text:style-name="T2">. Wykorzystane gemy</text:span></text:p>
      <text:p text:style-name="P11"><text:span text:style-name="T2"><text:tab/>3.</text:span><text:span text:style-name="T3">3</text:span><text:span text:style-name="T2">. Stuktura danych</text:span></text:p>
      <text:p text:style-name="P11"><text:span text:style-name="T2"><text:tab/>3.</text:span><text:span text:style-name="T3">4</text:span><text:span text:style-name="T2">. TDD – opis i wnioski</text:span></text:p>
      <text:p text:style-name="P11"><text:span text:style-name="T2"><text:tab/>3.</text:span><text:span text:style-name="T3">5</text:span><text:span text:style-name="T2"> Refactoring</text:span></text:p>
      <text:p text:style-name="P9">4. Projekt i implementacja przykładowej aplikacji wykorzystującej bibliotekę</text:p>
      <text:p text:style-name="P10"><text:span text:style-name="T1"><text:tab/></text:span><text:span text:style-name="T3">4.1. Framework Ruby on Rails</text:span></text:p>
      <text:p text:style-name="P12"><text:tab/>4.2. Implementacja i wygląd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4"><text:span text:style-name="T5">1. Wstęp</text:span></text:p>
      <text:p text:style-name="P14"><text:span text:style-name="T5"/></text:p>
      <text:p text:style-name="P15"><text:span text:style-name="T5">1.1. Uzasadnienie wyboru pracy i jej cel</text:span></text:p>
      <text:p text:style-name="P15"><text:span text:style-name="T5"><text:tab/></text:span></text:p>
      <text:p text:style-name="P16"><text:span text:style-name="T5"><text:tab/>W obliczu rozwoju internetu pozycjonowanie stron internetowych ma w obecnych czasach ogromne znaczenie. Powstające z tego powodu agencje interaktywne oferują swoim klientom pełen zakres usług zwiększających odwiedziny na stonie WWW. Zape</text:span><text:span text:style-name="T6">w</text:span><text:span text:style-name="T5">niają one takie usługi jak organizowanie kampanii reklamowych, optymalizacja funkcjonalności stron </text:span><text:span text:style-name="T6">internetowych jak i ich zawartości. Treść strony internetowej ma niebagatelne znaczenie w analizie problemu. Dobrze napisany tekst i jego unikalność w skali internetu jest ważnym elementem zwiększających pozyjcę tworzonej strony. Tak ważnym, iż w agencjach interaktywnych zatrudniane są osoby, których wyłącznym zadaniem jest pisanie artykułów i optymalizacja treści. Zasady, na których się opierają, bazują na wieloletniej analizie algorytmów wyszukiwarek internetowych i są znane. </text:span></text:p>
      <text:p text:style-name="P16"><text:span text:style-name="T6"><text:tab/></text:span><text:span text:style-name="T8">We współpracy uczelni z firmą Fractal Soft c</text:span><text:span text:style-name="T6">elem pracy </text:span><text:span text:style-name="T7">inżynierskiej </text:span><text:span text:style-name="T6">jest zaimplementowanie </text:span><text:span text:style-name="T7">narzędzia do analizy tekstu operające</text:span><text:span text:style-name="T8">go</text:span><text:span text:style-name="T7"> się o zasady pozycjonowania tekstu. <text:s/>Algorytm będzie bazował o zagęszczenie fraz występujących w tekście, ich wzmacnianie tagami HTML, analizie tytułu strony oraz innymi używanymi metodami. Narzędzie wykonane będzie w języku programowania Ruby </text:span><text:span text:style-name="T8">w środowisku</text:span><text:span text:style-name="T7"> GNU/Linux ze względu ich znajomość oraz możliwość bezpośredniego połączenia z platformą programistyczną Ruby on Rails. </text:span><text:span text:style-name="T8">Pozwala ona w łatwy sposób stworzyć funkcjonalny serwis WWW dzięki któremu będzie można skorzystać z narzędzia. Praca dodatkowo zakłada stworzenie aplikacji internetowej umożliwiającej analizę tekstu przez przeglądarkę. </text:span><text:span text:style-name="T7">Użyte narzędzia i biblioteki dostępne są na zasadach </text:span><text:span text:style-name="T8">o</text:span><text:span text:style-name="T7">pen </text:span><text:span text:style-name="T8">s</text:span><text:span text:style-name="T7">ource, </text:span><text:span text:style-name="T8">czyli wolnego oprogramowania</text:span><text:span text:style-name="T7">. </text:span><text:span text:style-name="T8">Stworzony projekt również będzie otwarty i udostępniany na zasadach licencji MIT. Ma on pomagać osobą tworzącym teksty, wracać uwagę na błędy w tagach HTML i oceniać stronę pod względem zasad pozycjonowania. </text:span></text:p>
      <text:p text:style-name="P14"><text:span text:style-name="T5"/></text:p>
      <text:p text:style-name="P17"><text:span text:style-name="T9">1</text:span><text:span text:style-name="T34">.2. Ważne pojęcia z persektywy tematu.</text:span></text:p>
      <text:p text:style-name="P19"><text:span text:style-name="T9"/></text:p>
      <text:p text:style-name="P19"><text:span text:style-name="T9"><text:tab/>Instotną częścią jest wytłumaczenie instotnych pojęć i zaganień.</text:span></text:p>
      <text:p text:style-name="P19"><text:span text:style-name="T9"/></text:p>
      <text:p text:style-name="P20"><text:span text:style-name="T9"><text:tab/></text:span><text:span text:style-name="T13">Search engine optimization (SEO) –</text:span><text:span text:style-name="T16"> </text:span><text:span text:style-name="T14">zestaw posunięć których celem jest zwiększenie pozycji witryny WWW w wynikach popularnych wyszukiwarek internetowych </text:span><text:span text:style-name="T15">(np. Google)</text:span><text:span text:style-name="T14"> dla danych słów kluczowych jakie użytkownik wpisuje w celu znalezienia witryny. </text:span><text:span text:style-name="T15">Optymalizacja ta obejmuje takie aspekty jak: dobór odpowienich słów kluczowych, dopasowanie treści i tytułu strony, ustawianie tekstu alternatywnego elementów statycznych. Dodatkowo SEO dotyczy również </text:span><text:soft-page-break/><text:span text:style-name="T15">działań prowadzonych poza witryną docelową takich jak na przykład podlikowywanie pozycjonowanej strony przez inne, tzn. Link Building.</text:span></text:p>
      <text:p text:style-name="P21"><text:span text:style-name="T17"/></text:p>
      <text:p text:style-name="P21"><text:span text:style-name="T17"><text:tab/></text:span><text:span text:style-name="T22">Search Engine Marketing </text:span><text:span text:style-name="T23">(SEM) –</text:span><text:span text:style-name="T30"> </text:span><text:span text:style-name="T18">szeroko pojęty marketing internetowy, którego częscią składową jest SEM. Działania promocyjne, kampanie linków sponsorowanych, reklama internetowa. Celem dalej pozostaje uzyskanie jak najlepszej pozycji w wynikach wyszukiwarek internetowych.</text:span></text:p>
      <text:p text:style-name="P21"><text:span text:style-name="T18"/></text:p>
      <text:p text:style-name="P21"><text:span text:style-name="T18"><text:tab/></text:span><text:span text:style-name="T23">Copywritter </text:span><text:span text:style-name="T18">(ang.) – autor tekstów, artykułów, esejów i sloganów reklamowych. Osoba zatrudniona zwykle w dziale promocji i marketingu. Pisze teksty wykorzystywane później w szeroko rozumianej reklamie.</text:span></text:p>
      <text:p text:style-name="P21"><text:span text:style-name="T18"/></text:p>
      <text:p text:style-name="P21"><text:span text:style-name="T18"><text:tab/></text:span><text:span text:style-name="T23">SEO Copywritter</text:span><text:span text:style-name="T18"> – autor tekstów używanych na stronach internetowych zachowując przy tym tychniki pozycjonowania wyszukiwarek internetowych.</text:span></text:p>
      <text:p text:style-name="P21"><text:span text:style-name="T18"/></text:p>
      <text:p text:style-name="P21"><text:span text:style-name="T18"><text:tab/></text:span><text:span text:style-name="T23">HTML (ang. </text:span><text:span text:style-name="T31">HyperText Markup Language)</text:span><text:span text:style-name="T32"> </text:span><text:span text:style-name="T33">- </text:span><text:span text:style-name="T32">hipertekstowy język wznaczników interpretowany przez przeglądarki internetowe i wykorzystywany do tworzenia stron internetowych. <text:s text:c="2"/></text:span></text:p>
      <text:p text:style-name="P21"><text:span text:style-name="T17"/></text:p>
      <text:p text:style-name="P23"><text:span text:style-name="T17"><text:tab/></text:span><text:span text:style-name="T23">Znacznik </text:span><text:span text:style-name="T25">(/tag)</text:span><text:span text:style-name="T23"> HTML </text:span><text:span text:style-name="T26">-</text:span><text:span text:style-name="T18"> słowo kluczowe przypisane określonemu framentowi tekstu. Np.</text:span></text:p>
      <text:p text:style-name="P24"><text:span text:style-name="T18"><text:tab/></text:span><text:span text:style-name="T18">&lt;strong&gt; in example &lt;/strong&gt;</text:span></text:p>
      <text:p text:style-name="P21"><text:span text:style-name="T18">Ciąg tekstu „in example” ma przypisan</text:span><text:span text:style-name="T19">y tag</text:span><text:span text:style-name="T18"> „strong”</text:span></text:p>
      <text:p text:style-name="P21"><text:span text:style-name="T18"/></text:p>
      <text:p text:style-name="P22"><text:span text:style-name="T18"><text:tab/></text:span><text:span text:style-name="T24">Ruby</text:span><text:span text:style-name="T20"> – dynamicznie typowany, obiektowy, skryptowy język programowania stworzony przez</text:span><text:span text:style-name="T27"> Yukihiro Matsumoto w 1995. Udostępniany jako open source na licencji GPL na wiele systemów </text:span><text:span text:style-name="T28">operacyjnych.</text:span></text:p>
      <text:p text:style-name="P22"><text:span text:style-name="T28"/></text:p>
      <text:p text:style-name="P22"><text:span text:style-name="T28"><text:tab/></text:span><text:span text:style-name="T29">Gem</text:span><text:span text:style-name="T28"> – zależna biblioteka (zestaw funkcji) języka Ruby</text:span></text:p>
      <text:p text:style-name="P22"><text:span text:style-name="T28"/></text:p>
      <text:p text:style-name="P22"><text:span text:style-name="T28"><text:tab/></text:span><text:span text:style-name="T29">Ruby on Rails</text:span><text:span text:style-name="T28"> (RoR) – platforma programistyczna (framework) języka Ruby do tworzenia aplikacji internetowych oparta o architekturę MVC (model-kontroler-widok)</text:span></text:p>
      <text:p text:style-name="P21"><text:span text:style-name="T17"/></text:p>
      <text:p text:style-name="P18"><text:span text:style-name="T10"><text:tab/></text:span><text:span text:style-name="T12">Znaczniki meta</text:span><text:span text:style-name="T11"> – zbiór znaczników w nagłówku kodu HTML, przechowują one takie informacje jak np. kodowanie, adres email autora, słowa kluczowe.</text:span></text:p>
      <text:p text:style-name="P18"><text:span text:style-name="T11"/></text:p>
      <text:p text:style-name="P18"><text:span text:style-name="T11"/></text:p>
      <text:p text:style-name="P18"><text:soft-page-break/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jciech Bożek</meta:initial-creator>
    <meta:creation-date>2012-12-17T22:19:28</meta:creation-date>
    <dc:date>2012-12-18T22:07:20</dc:date>
    <dc:creator>Wojciech Bożek</dc:creator>
    <meta:editing-duration>PT1H25M17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5" meta:paragraph-count="43" meta:word-count="641" meta:character-count="4918" meta:non-whitespace-character-count="4283"/>
  </office:meta>
</office:document-meta>
</file>